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4efca" officeooo:paragraph-rsid="0014efca"/>
    </style:style>
    <style:style style:name="P2" style:family="paragraph" style:parent-style-name="Standard">
      <style:text-properties officeooo:rsid="0014efca" officeooo:paragraph-rsid="001c99ed"/>
    </style:style>
    <style:style style:name="P3" style:family="paragraph" style:parent-style-name="Standard">
      <style:text-properties officeooo:rsid="0016a80a" officeooo:paragraph-rsid="0016a80a"/>
    </style:style>
    <style:style style:name="P4" style:family="paragraph" style:parent-style-name="Standard">
      <style:text-properties officeooo:rsid="00183387" officeooo:paragraph-rsid="00183387"/>
    </style:style>
    <style:style style:name="P5" style:family="paragraph" style:parent-style-name="Standard">
      <style:text-properties officeooo:rsid="001a7d32" officeooo:paragraph-rsid="001a7d32"/>
    </style:style>
    <style:style style:name="P6" style:family="paragraph" style:parent-style-name="Standard">
      <style:text-properties officeooo:rsid="001dedd7" officeooo:paragraph-rsid="001dedd7"/>
    </style:style>
    <style:style style:name="P7" style:family="paragraph" style:parent-style-name="Standard">
      <style:text-properties officeooo:rsid="0014efca" officeooo:paragraph-rsid="0014efca"/>
    </style:style>
    <style:style style:name="P8" style:family="paragraph" style:parent-style-name="Standard">
      <style:text-properties officeooo:rsid="0014efca" officeooo:paragraph-rsid="0024cf36"/>
    </style:style>
    <style:style style:name="P9" style:family="paragraph" style:parent-style-name="Standard">
      <style:text-properties officeooo:rsid="0020fbee" officeooo:paragraph-rsid="0020fbee"/>
    </style:style>
    <style:style style:name="P10" style:family="paragraph" style:parent-style-name="Standard">
      <style:text-properties officeooo:rsid="00232406" officeooo:paragraph-rsid="00232406"/>
    </style:style>
    <style:style style:name="P11" style:family="paragraph" style:parent-style-name="Standard" style:list-style-name="L1">
      <style:text-properties officeooo:rsid="00232406" officeooo:paragraph-rsid="00232406"/>
    </style:style>
    <style:style style:name="P12" style:family="paragraph" style:parent-style-name="Standard" style:list-style-name="L1">
      <style:text-properties officeooo:rsid="0024cf36" officeooo:paragraph-rsid="0024cf36"/>
    </style:style>
    <style:style style:name="P13" style:family="paragraph" style:parent-style-name="Standard">
      <style:text-properties officeooo:rsid="001c99ed" officeooo:paragraph-rsid="0014efca"/>
    </style:style>
    <style:style style:name="P14" style:family="paragraph" style:parent-style-name="Standard">
      <style:text-properties officeooo:rsid="001c99ed" officeooo:paragraph-rsid="0024cf36"/>
    </style:style>
    <style:style style:name="P15" style:family="paragraph" style:parent-style-name="Standard" style:list-style-name="L1">
      <style:text-properties officeooo:paragraph-rsid="00232406"/>
    </style:style>
    <style:style style:name="P16" style:family="paragraph" style:parent-style-name="Standard">
      <style:text-properties officeooo:rsid="0027dde9" officeooo:paragraph-rsid="0027dde9"/>
    </style:style>
    <style:style style:name="P17" style:family="paragraph" style:parent-style-name="Standard">
      <style:text-properties officeooo:rsid="0016a80a" officeooo:paragraph-rsid="0016a80a"/>
    </style:style>
    <style:style style:name="P18" style:family="paragraph" style:parent-style-name="Standard">
      <style:text-properties officeooo:rsid="0016a80a" officeooo:paragraph-rsid="0027dde9"/>
    </style:style>
    <style:style style:name="P19" style:family="paragraph" style:parent-style-name="Standard">
      <style:text-properties officeooo:rsid="001a7d32" officeooo:paragraph-rsid="0016a80a"/>
    </style:style>
    <style:style style:name="P20" style:family="paragraph" style:parent-style-name="Standard">
      <style:text-properties officeooo:rsid="001a7d32" officeooo:paragraph-rsid="0027dde9"/>
    </style:style>
    <style:style style:name="P21" style:family="paragraph" style:parent-style-name="Standard">
      <style:text-properties officeooo:rsid="00183387" officeooo:paragraph-rsid="0027dde9"/>
    </style:style>
    <style:style style:name="P22" style:family="paragraph" style:parent-style-name="Standard">
      <style:text-properties officeooo:rsid="001dedd7" officeooo:paragraph-rsid="0027dde9"/>
    </style:style>
    <style:style style:name="P23" style:family="paragraph" style:parent-style-name="Text_20_body">
      <style:text-properties officeooo:rsid="0016a80a" officeooo:paragraph-rsid="0027dde9"/>
    </style:style>
    <style:style style:name="P24" style:family="paragraph" style:parent-style-name="Heading_20_2">
      <style:text-properties officeooo:rsid="0027dde9" officeooo:paragraph-rsid="0027dde9"/>
    </style:style>
    <style:style style:name="P25" style:family="paragraph" style:parent-style-name="Heading_20_3">
      <style:text-properties officeooo:rsid="0027dde9" officeooo:paragraph-rsid="0027dde9"/>
    </style:style>
    <style:style style:name="T1" style:family="text">
      <style:text-properties officeooo:rsid="001917f9"/>
    </style:style>
    <style:style style:name="T2" style:family="text">
      <style:text-properties officeooo:rsid="001a9f54"/>
    </style:style>
    <style:style style:name="T3" style:family="text">
      <style:text-properties officeooo:rsid="001c99ed"/>
    </style:style>
    <style:style style:name="T4" style:family="text">
      <style:text-properties officeooo:rsid="00232406"/>
    </style:style>
    <style:style style:name="T5" style:family="text">
      <style:text-properties style:text-line-through-style="none" style:text-line-through-type="none"/>
    </style:style>
    <style:style style:name="T6" style:family="text">
      <style:text-properties style:text-line-through-style="none" style:text-line-through-type="none" officeooo:rsid="0024cf36"/>
    </style:style>
    <style:style style:name="T7" style:family="text">
      <style:text-properties style:text-line-through-style="none" style:text-line-through-type="none" officeooo:rsid="00232406"/>
    </style:style>
    <style:style style:name="T8" style:family="text">
      <style:text-properties officeooo:rsid="0024cf36"/>
    </style:style>
    <style:style style:name="T9" style:family="text">
      <style:text-properties officeooo:rsid="0027dde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t bots : state of the art <text:span text:style-name="T1">v0,2 first draft.</text:span></text:p>
      <text:h text:style-name="Heading_20_2" text:outline-level="2">Overview</text:h>
      <text:p text:style-name="P9">Chat bots are a mainstay for modern task automation. Enterprises use chat bots for customer service, internal organisation. <text:span text:style-name="T4">New ranges of p</text:span>roducts are built around chat bots. </text:p>
      <text:h text:style-name="P24" text:outline-level="2">Complexity</text:h>
      <text:p text:style-name="P10">Alan Nichols regroup chatbots into five levels : Notifications (send you a reminder), FAQ (has conversation tree), Contextual (adapts its answers to the task), Personalized (adapts its answers to you) and Autonomous organisation of assistants (flock of AI managing several facets of a complex task).</text:p>
      <text:h text:style-name="P24" text:outline-level="2">Goals</text:h>
      <text:p text:style-name="P1">There are roughly two <text:span text:style-name="T8">goals to a chatbot :</text:span></text:p>
      <text:p text:style-name="P1"/>
      <text:p text:style-name="P2">« Conversation » chat bots where <text:span text:style-name="T3">the bot tries to pass as human, or at least facilitate the trading of information</text:span> : often data-driven <text:span text:style-name="T3">for</text:span> content <text:span text:style-name="T3">generation</text:span>, either trained on datasets <text:span text:style-name="T2">of existing conversations</text:span> o<text:span text:style-name="T2">r</text:span> written by <text:span text:style-name="T3">a professional </text:span>writer <text:span text:style-name="T8">with a certain personality in mind</text:span>. <text:span text:style-name="T3">Non-conversation t</text:span>ext generation bots can also fit into this category.</text:p>
      <text:p text:style-name="P1">« Problem solving » chat bots where the <text:span text:style-name="T3">bot tries to solve a problem</text:span> : often script-driven, <text:span text:style-name="T3">strictly </text:span>following a decision tree, written by programmer or a planner.</text:p>
      <text:p text:style-name="P8"/>
      <text:p text:style-name="P14">Those approaches have overlap as customer service chatbots sometimes try to look human and conversation chatbots could be following a tree or try to guide their conversation partner to a specific subject.</text:p>
      <text:h text:style-name="P24" text:outline-level="2">Techs</text:h>
      <text:p text:style-name="P10">There are different technologies at play. </text:p>
      <text:list xml:id="list3817022059" text:style-name="L1">
        <text:list-item>
          <text:p text:style-name="P11">Conversation tree, conversation graphs, which is a way to structure the flow of the conversation and the content written by a writer, or the resolution of a complex<text:span text:style-name="T5"> task.</text:span></text:p>
        </text:list-item>
        <text:list-item>
          <text:p text:style-name="P15"><text:span text:style-name="T7">Natural Language Processing. Without it, the chatbot can only process predefined sentences or commands. </text:span><text:span text:style-name="T6">With it, it can match more varied speech patterns.</text:span></text:p>
        </text:list-item>
        <text:list-item>
          <text:p text:style-name="P11">Knowledge database. Often triplets, or sentences, ontologies to feed the chatbot useable knowledge or remember informations.</text:p>
        </text:list-item>
        <text:list-item>
          <text:p text:style-name="P11">Neural network with conversation data.</text:p>
        </text:list-item>
      </text:list>
      <text:p text:style-name="P1"/>
      <text:list xml:id="list232404931018010" text:continue-numbering="true" text:style-name="L1">
        <text:list-item>
          <text:p text:style-name="P12">Practically, a FAQ-type chatbot only requires a tree built on the existing FAQ.</text:p>
        </text:list-item>
        <text:list-item>
          <text:p text:style-name="P12">A chatbot that can accept more varied commands would probably use NLP to modelise the commands.</text:p>
        </text:list-item>
        <text:list-item>
          <text:p text:style-name="P12">A conversation chatbot will have to learn things from its interlocutor by remembering informations stored as triples.</text:p>
        </text:list-item>
        <text:list-item>
          <text:p text:style-name="P12">It might have to also answer general-purpose questions about reality, which is where ontologies and reasoning come into play.</text:p>
        </text:list-item>
        <text:list-item>
          <text:p text:style-name="P12">It is theorised that with enough data, a chatbot could be able to have a believeable conversation with a human. Some text-generation bots show promises, but most neural-network centric bots fail.</text:p>
        </text:list-item>
      </text:list>
      <text:p text:style-name="P13"/>
      <text:h text:style-name="P24" text:outline-level="2">Examples and tech</text:h>
      <text:p text:style-name="P1"><text:span text:style-name="T3">Examples of c</text:span>onversation bots that are trained on user inputs :</text:p>
      <text:p text:style-name="P1"><text:soft-page-break/>-Cleverbot is directly trained on people conversing with Cleverbot</text:p>
      <text:p text:style-name="P1">-TAY was trained on Twitter (on people tweeting it?)</text:p>
      <text:p text:style-name="P1">-Reddit bot from elon musk was trained on random reddit posts and is</text:p>
      <text:p text:style-name="P1"/>
      <text:p text:style-name="P1">If the training data is very chaotic, the bot itself will be poorly coherent (garbage-in, garbage-out [TOFS]</text:p>
      <text:p text:style-name="P1"/>
      <text:p text:style-name="P1">Trained AI require a big amount of data, so sorting this data and using it efficiently is one of the challenges. </text:p>
      <text:p text:style-name="P1">Trained AI can also be trained on specific trees to generate co<text:span text:style-name="T3">n</text:span>versation trees rather than having them written out by a human writer. [TOFS] Scripting matching.</text:p>
      <text:p text:style-name="P16">Examples of scripted bots :</text:p>
      <text:p text:style-name="P16"/>
      <text:p text:style-name="P1">Scripting the whole tree usually require dev input for every structure.</text:p>
      <text:p text:style-name="P1">For example, a query for weather would look like </text:p>
      <text:p text:style-name="P1">[query] [meteo, weather, sky]</text:p>
      <text:p text:style-name="P1">The ChatBot then has to match « what’s the weather ? », « tell me the meteo »</text:p>
      <text:p text:style-name="P1">and output : task , [present] weather [info]</text:p>
      <text:p text:style-name="P1">Understanding what a query is, or synonym for weather, is part of Natural Language Processing.</text:p>
      <text:p text:style-name="P1">A lot of it is written by hand to match every possible combination. Such matching patterns can then be reused in different context.</text:p>
      <text:p text:style-name="P1">It is possible to process wide databases with such rules.</text:p>
      <text:h text:style-name="P24" text:outline-level="2">Focus on Loebner bots</text:h>
      <text:h text:style-name="P24" text:outline-level="2">Focus on scripting</text:h>
      <text:h text:style-name="P25" text:outline-level="3">Make a FAQ bot</text:h>
      <text:p text:style-name="P18">How it’s done : consumer-grade chatbots</text:p>
      <text:p text:style-name="P18">Inquiries are analysed then turned into AIML.</text:p>
      <text:p text:style-name="P23">Either an interface asks the user example sentences, or the user enters AIML directly.</text:p>
      <text:h text:style-name="P25" text:outline-level="3">Make a complex bot</text:h>
      <text:h text:style-name="P24" text:outline-level="2">Full stack review for a scripted bot</text:h>
      <text:h text:style-name="P25" text:outline-level="3">Comparison AIML/Chatscript</text:h>
      <text:p text:style-name="P18"/>
      <text:p text:style-name="P21">The leading technology for writing a matching tree chatbot AI is AIML.</text:p>
      <text:p text:style-name="P21">An alternative is ChatScript, which claims to have better expressivity.</text:p>
      <text:p text:style-name="P21"><text:a xlink:type="simple" xlink:href="https://www.gamasutra.com/blogs/BruceWilcox/20110622/7840/Suzette_the_Most_Human_Computer.php" text:style-name="Internet_20_link" text:visited-style-name="Visited_20_Internet_20_Link">https://www.gamasutra.com/blogs/BruceWilcox/20110622/7840/Suzette_the_Most_Human_Computer.php</text:a></text:p>
      <text:p text:style-name="P21"><text:a xlink:type="simple" xlink:href="https://gamasutra.com/blogs/BruceWilcox/20141020/228091/Winning_the_Loebners.php" text:style-name="Internet_20_link" text:visited-style-name="Visited_20_Internet_20_Link">https://gamasutra.com/blogs/BruceWilcox/20141020/228091/Winning_the_Loebners.php</text:a></text:p>
      <text:p text:style-name="P22">Another possibility is Riverscript. <text:a xlink:type="simple" xlink:href="https://www.rivescript.com/about" text:style-name="Internet_20_link" text:visited-style-name="Visited_20_Internet_20_Link">https://www.rivescript.com/about</text:a> </text:p>
      <text:p text:style-name="P20">But without scripting the chatbot directly, we can also provide several examples of « utterances » to a program that builds the script for us.</text:p>
      <text:p text:style-name="P20">Those tools try to derive meaning from utterances and find the corresponding answer using Natural Language Processing.</text:p>
      <text:p text:style-name="P20"><text:a xlink:type="simple" xlink:href="https://chatbotsmagazine.com/deep-logic-for-support-ai-chatbots-c7fb83518c90" text:style-name="Internet_20_link" text:visited-style-name="Visited_20_Internet_20_Link">https://chatbotsmagazine.com/deep-logic-for-support-ai-chatbots-c7fb83518c90</text:a></text:p>
      <text:p text:style-name="P20"/>
      <text:p text:style-name="P20"><text:soft-page-break/>Writing the question-answer pairs is one thing, but we also have to build a decision tree in which those fit.</text:p>
      <text:p text:style-name="P20"/>
      <text:p text:style-name="P20">This can be an easy task depending on the problem to solve, for example answering a specific question or providing customer service, or can be more difficult like carrying a conversation.</text:p>
      <text:p text:style-name="P20"/>
      <text:p text:style-name="P20">Conversation utterances can be filled with big conversation databases, but result vary for how they are chained together wildly. Hand-crafted conversation bots are more likely to pass for human in short conversation tests, but this requires a lot of specialised writing where the writer creates certain scenario trees, aking to writing for theater.</text:p>
      <text:p text:style-name="P20"/>
      <text:p text:style-name="P20">Advanced services can also have very complex decision trees that are difficult to hand-code. In such cases, decision-trees can also be generated using Deep Logic Networks (see Oxford Exvisory <text:a xlink:type="simple" xlink:href="https://chatbotsmagazine.com/chatbot-decision-trees-a42ed8b8cf32" text:style-name="Internet_20_link" text:visited-style-name="Visited_20_Internet_20_Link">https://chatbotsmagazine.com/chatbot-decision-trees-a42ed8b8cf32</text:a> ).</text:p>
      <text:h text:style-name="Heading_20_3" text:outline-level="3">Comparison NLP tools</text:h>
      <text:h text:style-name="P25" text:outline-level="3">Comparison other tools</text:h>
      <text:p text:style-name="P3"/>
      <text:p text:style-name="P3"/>
      <text:h text:style-name="Heading_20_2" text:outline-level="2">Interface</text:h>
      <text:p text:style-name="P3">The text chatbot AI can then interface with any program that uses text as input and output.</text:p>
      <text:p text:style-name="P3">Notable example : social web platforms like Facebook, Reddit or Twitter have tools and services to create chatbots easily.</text:p>
      <text:p text:style-name="P3">Communication apps like Telegram, Discord… can also have chatbots. You can self-host a chat-bot.</text:p>
      <text:p text:style-name="P3">Virtual assistants like Alexa, Google Assistant etc. show example of using text-to-voice and voice-to-text to interface with a chatbot.</text:p>
      <text:p text:style-name="P3">Chat applications have sometimes chatbots. Very simple chatbots in the wild can be seen serving ads or scams to their conversation partner.</text:p>
      <text:p text:style-name="P3">Some MMO games have chatbots that administrate some segment of the game. They usually take and answer to simple commands, or organise games and events for players.</text:p>
      <text:p text:style-name="P3">Customer help line chats often have chat bots trying to guide customers into their service tree. The trees are often simple and so the options are often made explicit to the customer, reducing the illusion of chatting and more like browsing a menu.</text:p>
      <text:p text:style-name="P3">So there are a wide variety of uses for chat bots, and their complexity range from an explicit tree to a set of commands, a matching tree, or neurally-generated answers.</text:p>
      <text:p text:style-name="P3"/>
      <text:h text:style-name="Heading_20_2" text:outline-level="2"><text:span text:style-name="T9">O</text:span>ur purposes</text:h>
      <text:p text:style-name="P18"><text:s/>a matching tree or a set of commands seems the most fitting,</text:p>
      <text:p text:style-name="P19"/>
      <text:p text:style-name="P5"/>
      <text:p text:style-name="P5">For our purposes, writing the decision-tree by hand is possible depending on the game played. <text:a xlink:type="simple" xlink:href="https://chatbotsmagazine.com/chatbot-decision-trees-a42ed8b8cf32" text:style-name="Internet_20_link" text:visited-style-name="Visited_20_Internet_20_Link">https://chatbotsmagazine.com/chatbot-decision-trees-a42ed8b8cf32</text:a></text:p>
      <text:p text:style-name="P5"/>
      <text:p text:style-name="P5">Since our Chat Bot’s logic would follow decision trees based on game theory.</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2T09:55:01.365000000</meta:creation-date>
    <dc:date>2019-05-25T23:24:03.246000000</dc:date>
    <meta:editing-duration>PT1H8M36S</meta:editing-duration>
    <meta:editing-cycles>11</meta:editing-cycles>
    <meta:generator>LibreOffice/5.4.7.2$Windows_X86_64 LibreOffice_project/c838ef25c16710f8838b1faec480ebba495259d0</meta:generator>
    <meta:document-statistic meta:table-count="0" meta:image-count="0" meta:object-count="0" meta:page-count="3" meta:paragraph-count="74" meta:word-count="1106" meta:character-count="7132" meta:non-whitespace-character-count="6103"/>
  </office:meta>
</office:document-meta>
</file>